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B0000004B046E4C5F2A860635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856cm" fo:min-width="16.505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5.332cm" fo:min-width="7.673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344cm" fo:min-width="1.462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13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096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27cm" fo:min-width="0.962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31cm" fo:min-width="0.974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135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144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271cm" fo:min-width="1cm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0.094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99cm"/>
    </style:style>
    <style:style style:name="gr17" style:family="graphic" style:parent-style-name="standard">
      <style:graphic-properties draw:stroke="none" svg:stroke-color="#000000" draw:fill="none" draw:fill-color="#ffffff" fo:min-height="0.751cm"/>
    </style:style>
    <style:style style:name="gr18" style:family="graphic" style:parent-style-name="standard">
      <style:graphic-properties draw:stroke="none" svg:stroke-color="#000000" draw:fill="none" draw:fill-color="#ffffff" fo:min-height="0.367cm"/>
    </style:style>
    <style:style style:name="gr19" style:family="graphic" style:parent-style-name="standard">
      <style:graphic-properties draw:stroke="none" svg:stroke-color="#000000" draw:fill="none" draw:fill-color="#ffffff" fo:min-height="1.183cm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5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8.313cm" svg:height="13.414cm" svg:x="2.143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2.995cm" svg:height="8.874cm" svg:x="6.928cm" svg:y="3.8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3.502cm" svg:height="1.06cm" draw:transform="rotate (1.5707963267949) translate (8.919cm 10.30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631cm" svg:height="0.759cm" svg:x="8.618cm" svg:y="8.2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er4" svg:width="0.486cm" svg:height="0.691cm" svg:x="9.228cm" svg:y="9.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er4" svg:width="2.61cm" svg:height="0.928cm" draw:transform="rotate (1.5707963267949) translate (13.89cm 11.52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63cm" svg:height="1cm" draw:transform="rotate (1.5707963267949) translate (13.818cm 7.64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814cm" svg:height="0.769cm" svg:x="13.426cm" svg:y="9.8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4" draw:id="id4" draw:layer="Layer4" svg:width="0.657cm" svg:height="0.787cm" svg:x="13.426cm" svg:y="5.8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" draw:id="id1" draw:layer="Layer4" svg:width="0.404cm" svg:height="0.305cm" draw:transform="rotate (-1.5707963267949) translate (10.284cm 7.8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411cm" svg:height="0.361cm" draw:transform="rotate (1.5707963267949) translate (8.558cm 7.8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676cm" svg:height="0.929cm" draw:transform="rotate (1.5707963267949) translate (17.138cm 9.89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xml:id="id7" draw:id="id7" draw:layer="Layer4" svg:width="0.928cm" svg:height="0.688cm" svg:x="16.675cm" svg:y="8.2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er4" svg:width="0.423cm" svg:height="0.465cm" draw:transform="rotate (-1.5707963267949) translate (18.532cm 8.49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472cm" svg:height="0.464cm" draw:transform="rotate (-1.5707963267949) translate (15.282cm 9.9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429cm" svg:height="0.417cm" draw:transform="rotate (-1.5707963267949) translate (15.235cm 5.95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473cm" svg:height="0.305cm" draw:transform="rotate (-1.5707963267949) translate (10.284cm 8.86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6" draw:layer="Layer4" draw:type="line" svg:x1="9.979cm" svg:y1="8.072cm" svg:x2="9.249cm" svg:y2="8.653cm" draw:start-shape="id1" draw:start-glue-point="7" draw:end-shape="id2" draw:end-glue-point="7" svg:d="M9979 8072l-730 581" svg:viewBox="0 0 731 582">
          <text:p/>
        </draw:connector>
        <draw:connector draw:style-name="gr13" draw:text-style-name="P6" draw:layer="Layer4" draw:type="line" svg:x1="9.98cm" svg:y1="9.1cm" svg:x2="9.249cm" svg:y2="8.653cm" draw:start-shape="id3" draw:start-glue-point="7" draw:end-shape="id2" draw:end-glue-point="7" svg:d="M9980 9100l-731-447" svg:viewBox="0 0 732 448">
          <text:p/>
        </draw:connector>
        <draw:connector draw:style-name="gr14" draw:text-style-name="P6" draw:layer="Layer4" svg:x1="10.284cm" svg:y1="8.072cm" svg:x2="13.426cm" svg:y2="6.229cm" draw:start-shape="id1" draw:start-glue-point="4" draw:end-shape="id4" draw:end-glue-point="5" svg:d="M10284 8072h1571v-1843h1571" svg:viewBox="0 0 3143 1844">
          <text:p/>
        </draw:connector>
        <draw:connector draw:style-name="gr14" draw:text-style-name="P6" draw:layer="Layer4" svg:x1="10.284cm" svg:y1="9.1cm" svg:x2="13.426cm" svg:y2="10.224cm" draw:start-shape="id3" draw:start-glue-point="4" draw:end-shape="id5" draw:end-glue-point="5" svg:d="M10284 9100h1571v1124h1571" svg:viewBox="0 0 3143 1125">
          <text:p/>
        </draw:connector>
        <draw:connector draw:style-name="gr14" draw:text-style-name="P6" draw:layer="Layer4" svg:x1="15.235cm" svg:y1="6.167cm" svg:x2="16.675cm" svg:y2="8.57cm" draw:start-shape="id6" draw:start-glue-point="4" draw:end-shape="id7" draw:end-glue-point="5" svg:d="M15235 6167h720v2403h720" svg:viewBox="0 0 1441 2404">
          <text:p/>
        </draw:connector>
        <draw:connector draw:style-name="gr14" draw:text-style-name="P6" draw:layer="Layer4" svg:x1="15.282cm" svg:y1="10.231cm" svg:x2="16.675cm" svg:y2="8.57cm" draw:start-shape="id8" draw:start-glue-point="4" draw:end-shape="id7" draw:end-glue-point="3" svg:d="M15282 10231h697v-1661h696" svg:viewBox="0 0 1394 1662">
          <text:p/>
        </draw:connector>
        <draw:custom-shape draw:style-name="gr12" draw:text-style-name="P4" xml:id="id9" draw:id="id9" draw:layer="Layer4" svg:width="0.786cm" svg:height="0.687cm" svg:x="6.464cm" svg:y="7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er4" svg:x1="7.25cm" svg:y1="8.212cm" svg:x2="8.618cm" svg:y2="8.653cm" draw:start-shape="id9" draw:start-glue-point="1" draw:end-shape="id2" draw:end-glue-point="5" svg:d="M7250 8212h684v441h684" svg:viewBox="0 0 1369 442">
          <text:p/>
        </draw:connector>
        <draw:connector draw:style-name="gr15" draw:text-style-name="P1" draw:layer="Layer4" svg:x1="8.558cm" svg:y1="7.665cm" svg:x2="7.589cm" svg:y2="7.378cm" draw:start-shape="id10" draw:start-glue-point="4" svg:d="M8558 7665h-735v-287h-234" svg:viewBox="0 0 970 288">
          <text:p/>
        </draw:connector>
        <draw:frame draw:style-name="gr16" draw:text-style-name="P7" draw:layer="Layer4" svg:width="2.683cm" svg:height="0.749cm" svg:x="8.24cm" svg:y="6.161cm">
          <draw:text-box>
            <text:p><text:span text:style-name="T1">Main Service</text:span></text:p>
          </draw:text-box>
        </draw:frame>
        <draw:frame draw:style-name="gr17" draw:text-style-name="P8" draw:layer="Layer4" svg:width="3.196cm" svg:height="1.001cm" svg:x="12.962cm" svg:y="4.264cm">
          <draw:text-box>
            <text:p><text:span text:style-name="T2">T</text:span><text:span text:style-name="T2">e</text:span><text:span text:style-name="T2">xt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t</text:span></text:p>
            <text:p><text:span text:style-name="T2">S</text:span><text:span text:style-name="T2">er</text:span><text:span text:style-name="T2">vi</text:span><text:span text:style-name="T2">c</text:span><text:span text:style-name="T2">e</text:span></text:p>
          </draw:text-box>
        </draw:frame>
        <draw:frame draw:style-name="gr18" draw:text-style-name="P8" draw:layer="Layer4" svg:width="2.708cm" svg:height="0.617cm" svg:x="12.938cm" svg:y="8.384cm">
          <draw:text-box>
            <text:p><text:span text:style-name="T2">W</text:span><text:span text:style-name="T2">or</text:span><text:span text:style-name="T2">k</text:span><text:span text:style-name="T2">s</text:span><text:span text:style-name="T2">p</text:span><text:span text:style-name="T2">a</text:span><text:span text:style-name="T2">c</text:span><text:span text:style-name="T2">e </text:span><text:span text:style-name="T2">S</text:span><text:span text:style-name="T2">er</text:span><text:span text:style-name="T2">vi</text:span><text:span text:style-name="T2">c</text:span><text:span text:style-name="T2">e</text:span></text:p>
          </draw:text-box>
        </draw:frame>
        <draw:frame draw:style-name="gr17" draw:text-style-name="P7" draw:layer="Layer4" svg:width="2.221cm" svg:height="1.001cm" svg:x="16.634cm" svg:y="6.385cm">
          <draw:text-box>
            <text:p><text:span text:style-name="T3">Ut</text:span><text:span text:style-name="T3">ils</text:span></text:p>
            <text:p><text:span text:style-name="T3">S</text:span><text:span text:style-name="T3">er</text:span><text:span text:style-name="T3">vi</text:span><text:span text:style-name="T3">c</text:span><text:span text:style-name="T3">e</text:span></text:p>
          </draw:text-box>
        </draw:frame>
        <draw:frame draw:style-name="gr19" draw:text-style-name="P9" draw:layer="Layer4" svg:width="2.319cm" svg:height="1.433cm" svg:x="4.269cm" svg:y="2.651cm">
          <draw:text-box>
            <text:p><text:span text:style-name="T4"><text:s/></text:span><text:span text:style-name="T4">MACHINE</text:span></text:p>
          </draw:text-box>
        </draw:frame>
        <draw:line draw:style-name="gr20" draw:text-style-name="P6" draw:layer="Layer4" svg:x1="18.539cm" svg:y1="8.645cm" svg:x2="16.518cm" svg:y2="12.205cm">
          <text:p/>
        </draw:line>
        <draw:line draw:style-name="gr20" draw:text-style-name="P6" draw:layer="Layer4" svg:x1="16.518cm" svg:y1="12.205cm" svg:x2="10.8cm" svg:y2="12.205cm">
          <text:p/>
        </draw:line>
        <draw:line draw:style-name="gr14" draw:text-style-name="P6" draw:layer="Layer4" svg:x1="10.8cm" svg:y1="12.204cm" svg:x2="9.472cm" svg:y2="10.178cm">
          <text:p/>
        </draw:line>
        <draw:frame draw:style-name="gr21" draw:text-style-name="P10" draw:layer="Layer4" svg:width="2.846cm" svg:height="1.109cm" svg:x="10.139cm" svg:y="4.217cm">
          <draw:text-box>
            <text:p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/text:p>
            <text:p><text:span text:style-name="T5">S</text:span><text:span text:style-name="T5">E</text:span><text:span text:style-name="T5">R</text:span><text:span text:style-name="T5">V</text:span><text:span text:style-name="T5">E</text:span><text:span text:style-name="T5">R</text:span></text:p>
          </draw:text-box>
        </draw:frame>
        <draw:frame draw:style-name="gr22" draw:text-style-name="P11" draw:layer="Layer4" svg:width="2.104cm" svg:height="1.585cm" svg:x="2.651cm" svg:y="6.969cm">
          <draw:image xlink:href="Pictures/10000201000004B0000004B046E4C5F2A8606352.png" xlink:type="simple" xlink:show="embed" xlink:actuate="onLoad" loext:mime-type="image/png">
            <text:p/>
          </draw:image>
        </draw:frame>
        <draw:custom-shape draw:style-name="gr4" draw:text-style-name="P4" draw:layer="Layer4" svg:width="0.631cm" svg:height="0.759cm" svg:x="8.618cm" svg:y="8.2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9" draw:layer="Layer4" svg:width="5.08cm" svg:height="1.827cm" svg:x="2.651cm" svg:y="9.727cm">
          <draw:text-box>
            <text:p><text:span text:style-name="T4">Medium: TCP socket (localhost)</text:span></text:p>
            <text:p><text:span text:style-name="T4">Protocol:</text:span></text:p>
            <text:p><text:span text:style-name="T4">Jsonrpc (no HTTP)</text:span></text:p>
          </draw:text-box>
        </draw:frame>
        <draw:line draw:style-name="gr23" draw:text-style-name="P1" draw:layer="layout" svg:x1="6.461cm" svg:y1="8.239cm" svg:x2="4.81cm" svg:y2="8.239cm">
          <text:p/>
        </draw:line>
        <draw:custom-shape draw:style-name="gr10" draw:text-style-name="P5" draw:layer="layout" svg:width="0.411cm" svg:height="0.361cm" draw:transform="rotate (0.956265897167693) translate (7.199cm 7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6" draw:layer="layout" svg:x1="7.362cm" svg:y1="7.162cm" svg:x2="4.822cm" svg:y2="7.1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6T11:21:30.761039190</meta:creation-date>
    <dc:date>2019-11-16T17:25:39.839250448</dc:date>
    <meta:editing-duration>PT1H44M16S</meta:editing-duration>
    <meta:editing-cycles>8</meta:editing-cycles>
    <meta:generator>LibreOffice/6.3.2.2$Linux_X86_64 LibreOffice_project/30$Build-2</meta:generator>
    <meta:document-statistic meta:object-count="41"/>
  </office:meta>
</office:document-meta>
</file>